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ir Fry</text:p>
          </table:table-cell>
          <table:table-cell table:formula="of:=&quot;'&quot;&amp;[.A1]&amp;&quot;'&quot;&amp;&quot;,&quot;" office:value-type="string" office:string-value="'Stir Fry'," calcext:value-type="string">
            <text:p>'Stir Fry',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table:formula="of:=&quot;'&quot;&amp;[.A2]&amp;&quot;'&quot;&amp;&quot;,&quot;" office:value-type="string" office:string-value="'Breakfast'," calcext:value-type="string">
            <text:p>'Breakfast',</text:p>
          </table:table-cell>
        </table:table-row>
        <table:table-row table:style-name="ro1">
          <table:table-cell office:value-type="string" calcext:value-type="string">
            <text:p>Enchiladas</text:p>
          </table:table-cell>
          <table:table-cell table:formula="of:=&quot;'&quot;&amp;[.A3]&amp;&quot;'&quot;&amp;&quot;,&quot;" office:value-type="string" office:string-value="'Enchiladas'," calcext:value-type="string">
            <text:p>'Enchiladas',</text:p>
          </table:table-cell>
        </table:table-row>
        <table:table-row table:style-name="ro1">
          <table:table-cell office:value-type="string" calcext:value-type="string">
            <text:p>Sausage and Potatos </text:p>
          </table:table-cell>
          <table:table-cell table:formula="of:=&quot;'&quot;&amp;[.A4]&amp;&quot;'&quot;&amp;&quot;,&quot;" office:value-type="string" office:string-value="'Sausage and Potatos '," calcext:value-type="string">
            <text:p>'Sausage and Potatos ',</text:p>
          </table:table-cell>
        </table:table-row>
        <table:table-row table:style-name="ro1">
          <table:table-cell office:value-type="string" calcext:value-type="string">
            <text:p>Tacos</text:p>
          </table:table-cell>
          <table:table-cell table:formula="of:=&quot;'&quot;&amp;[.A5]&amp;&quot;'&quot;&amp;&quot;,&quot;" office:value-type="string" office:string-value="'Tacos'," calcext:value-type="string">
            <text:p>'Tacos',</text:p>
          </table:table-cell>
        </table:table-row>
        <table:table-row table:style-name="ro1">
          <table:table-cell office:value-type="string" calcext:value-type="string">
            <text:p>Burgers and fries</text:p>
          </table:table-cell>
          <table:table-cell table:formula="of:=&quot;'&quot;&amp;[.A6]&amp;&quot;'&quot;&amp;&quot;,&quot;" office:value-type="string" office:string-value="'Burgers and fries'," calcext:value-type="string">
            <text:p>'Burgers and fries',</text:p>
          </table:table-cell>
        </table:table-row>
        <table:table-row table:style-name="ro1">
          <table:table-cell office:value-type="string" calcext:value-type="string">
            <text:p>Pulled Pork</text:p>
          </table:table-cell>
          <table:table-cell table:formula="of:=&quot;'&quot;&amp;[.A7]&amp;&quot;'&quot;&amp;&quot;,&quot;" office:value-type="string" office:string-value="'Pulled Pork'," calcext:value-type="string">
            <text:p>'Pulled Pork',</text:p>
          </table:table-cell>
        </table:table-row>
        <table:table-row table:style-name="ro1">
          <table:table-cell office:value-type="string" calcext:value-type="string">
            <text:p>BBQ Chicken</text:p>
          </table:table-cell>
          <table:table-cell table:formula="of:=&quot;'&quot;&amp;[.A8]&amp;&quot;'&quot;&amp;&quot;,&quot;" office:value-type="string" office:string-value="'BBQ Chicken'," calcext:value-type="string">
            <text:p>'BBQ Chicken',</text:p>
          </table:table-cell>
        </table:table-row>
        <table:table-row table:style-name="ro1">
          <table:table-cell office:value-type="string" calcext:value-type="string">
            <text:p>Spaghetti</text:p>
          </table:table-cell>
          <table:table-cell table:formula="of:=&quot;'&quot;&amp;[.A9]&amp;&quot;'&quot;&amp;&quot;,&quot;" office:value-type="string" office:string-value="'Spaghetti'," calcext:value-type="string">
            <text:p>'Spaghetti',</text:p>
          </table:table-cell>
        </table:table-row>
        <table:table-row table:style-name="ro1">
          <table:table-cell office:value-type="string" calcext:value-type="string">
            <text:p>Curry</text:p>
          </table:table-cell>
          <table:table-cell table:formula="of:=&quot;'&quot;&amp;[.A10]&amp;&quot;'&quot;&amp;&quot;,&quot;" office:value-type="string" office:string-value="'Curry'," calcext:value-type="string">
            <text:p>'Curry',</text:p>
          </table:table-cell>
        </table:table-row>
        <table:table-row table:style-name="ro1">
          <table:table-cell office:value-type="string" calcext:value-type="string">
            <text:p>Jambalaya</text:p>
          </table:table-cell>
          <table:table-cell table:formula="of:=&quot;'&quot;&amp;[.A11]&amp;&quot;'&quot;&amp;&quot;,&quot;" office:value-type="string" office:string-value="'Jambalaya'," calcext:value-type="string">
            <text:p>'Jambalaya',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table:formula="of:=&quot;'&quot;&amp;[.A12]&amp;&quot;'&quot;&amp;&quot;,&quot;" office:value-type="string" office:string-value="'Chili'," calcext:value-type="string">
            <text:p>'Chili',</text:p>
          </table:table-cell>
        </table:table-row>
        <table:table-row table:style-name="ro1">
          <table:table-cell office:value-type="string" calcext:value-type="string">
            <text:p>Ramen</text:p>
          </table:table-cell>
          <table:table-cell table:formula="of:=&quot;'&quot;&amp;[.A13]&amp;&quot;'&quot;&amp;&quot;,&quot;" office:value-type="string" office:string-value="'Ramen'," calcext:value-type="string">
            <text:p>'Ramen',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table:formula="of:=&quot;'&quot;&amp;[.A14]&amp;&quot;'&quot;&amp;&quot;,&quot;" office:value-type="string" office:string-value="'Salmon'," calcext:value-type="string">
            <text:p>'Salmon',</text:p>
          </table:table-cell>
        </table:table-row>
        <table:table-row table:style-name="ro1">
          <table:table-cell office:value-type="string" calcext:value-type="string">
            <text:p>Veggie Kebabs</text:p>
          </table:table-cell>
          <table:table-cell table:formula="of:=&quot;'&quot;&amp;[.A15]&amp;&quot;'&quot;&amp;&quot;,&quot;" office:value-type="string" office:string-value="'Veggie Kebabs'," calcext:value-type="string">
            <text:p>'Veggie Kebabs',</text:p>
          </table:table-cell>
        </table:table-row>
        <table:table-row table:style-name="ro1">
          <table:table-cell office:value-type="string" calcext:value-type="string">
            <text:p>Pork Chops</text:p>
          </table:table-cell>
          <table:table-cell table:formula="of:=&quot;'&quot;&amp;[.A16]&amp;&quot;'&quot;&amp;&quot;,&quot;" office:value-type="string" office:string-value="'Pork Chops'," calcext:value-type="string">
            <text:p>'Pork Chops',</text:p>
          </table:table-cell>
        </table:table-row>
        <table:table-row table:style-name="ro1">
          <table:table-cell office:value-type="string" calcext:value-type="string">
            <text:p>Chicken Noodle Soup</text:p>
          </table:table-cell>
          <table:table-cell table:formula="of:=&quot;'&quot;&amp;[.A17]&amp;&quot;'&quot;&amp;&quot;,&quot;" office:value-type="string" office:string-value="'Chicken Noodle Soup'," calcext:value-type="string">
            <text:p>'Chicken Noodle Soup',</text:p>
          </table:table-cell>
        </table:table-row>
        <table:table-row table:style-name="ro1">
          <table:table-cell office:value-type="string" calcext:value-type="string">
            <text:p>Tuscan Chicken Soup</text:p>
          </table:table-cell>
          <table:table-cell table:formula="of:=&quot;'&quot;&amp;[.A18]&amp;&quot;'&quot;&amp;&quot;,&quot;" office:value-type="string" office:string-value="'Tuscan Chicken Soup'," calcext:value-type="string">
            <text:p>'Tuscan Chicken Soup',</text:p>
          </table:table-cell>
        </table:table-row>
        <table:table-row table:style-name="ro1">
          <table:table-cell office:value-type="string" calcext:value-type="string">
            <text:p>Random Recipe from Cookbook</text:p>
          </table:table-cell>
          <table:table-cell table:formula="of:=&quot;'&quot;&amp;[.A19]&amp;&quot;'&quot;&amp;&quot;,&quot;" office:value-type="string" office:string-value="'Random Recipe from Cookbook'," calcext:value-type="string">
            <text:p>'Random Recipe from Cookbook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20:40:39.436470590</meta:creation-date>
    <dc:date>2021-11-06T20:48:05.072940944</dc:date>
    <meta:editing-duration>PT7M25S</meta:editing-duration>
    <meta:editing-cycles>2</meta:editing-cycles>
    <meta:generator>LibreOffice/6.4.7.2$Linux_X86_64 LibreOffice_project/40$Build-2</meta:generator>
    <meta:document-statistic meta:table-count="1" meta:cell-count="38" meta:object-count="0"/>
  </office:meta>
</office:document-meta>
</file>